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fo:line-height="150%" fo:text-align="justify" style:justify-single-word="false" style:writing-mode="lr-tb"/>
      <style:text-properties style:font-name="Liberation Sans1" fo:language="ca" fo:country="ES" officeooo:rsid="001cfe4e" officeooo:paragraph-rsid="001cfe4e"/>
    </style:style>
    <style:style style:name="P2" style:family="paragraph" style:parent-style-name="Preformatted_20_Text">
      <style:paragraph-properties fo:margin-top="0cm" fo:margin-bottom="0.499cm" loext:contextual-spacing="false" fo:line-height="150%" fo:text-align="justify" style:justify-single-word="false" style:writing-mode="lr-tb"/>
      <style:text-properties style:font-name="Liberation Sans1" fo:language="ca" fo:country="ES"/>
    </style:style>
    <style:style style:name="P3" style:family="paragraph" style:parent-style-name="Preformatted_20_Text">
      <style:paragraph-properties fo:text-align="start" style:justify-single-word="false" style:writing-mode="lr-tb"/>
      <style:text-properties fo:language="ca" fo:country="ES"/>
    </style:style>
    <style:style style:name="P4" style:family="paragraph" style:parent-style-name="Preformatted_20_Text">
      <style:paragraph-properties fo:text-align="start" style:justify-single-word="false" style:writing-mode="lr-tb"/>
    </style:style>
    <style:style style:name="P5" style:family="paragraph" style:parent-style-name="Preformatted_20_Text">
      <style:paragraph-properties fo:text-align="justify" style:justify-single-word="false" style:writing-mode="lr-tb"/>
      <style:text-properties style:font-name="Liberation Sans1" fo:language="ca" fo:country="ES"/>
    </style:style>
    <style:style style:name="P6" style:family="paragraph" style:parent-style-name="Preformatted_20_Text">
      <style:paragraph-properties fo:text-align="start" style:justify-single-word="false" style:writing-mode="lr-tb"/>
      <style:text-properties style:font-name="Liberation Sans1" fo:language="ca" fo:country="ES"/>
    </style:style>
    <style:style style:name="P7" style:family="paragraph" style:parent-style-name="Preformatted_20_Text">
      <style:paragraph-properties fo:line-height="150%" fo:text-align="justify" style:justify-single-word="false" style:writing-mode="lr-tb"/>
      <style:text-properties style:font-name="Liberation Sans1" fo:language="ca" fo:country="ES"/>
    </style:style>
    <style:style style:name="P8" style:family="paragraph" style:parent-style-name="Preformatted_20_Text">
      <style:paragraph-properties fo:line-height="150%" fo:text-align="start" style:justify-single-word="false" style:writing-mode="lr-tb"/>
      <style:text-properties style:font-name="Liberation Sans1" fo:language="ca" fo:country="ES"/>
    </style:style>
    <style:style style:name="T1" style:family="text">
      <style:text-properties fo:language="ca" fo:country="ES"/>
    </style:style>
    <style:style style:name="T2" style:family="text">
      <style:text-properties officeooo:rsid="001cfe4e"/>
    </style:style>
    <style:style style:name="T3" style:family="text">
      <style:text-properties officeooo:rsid="001d787b"/>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tw-target">
        <text:section text:style-name="Sect1" text:name="tw-target-text-container">
          <text:h text:style-name="Heading_20_2" text:outline-level="2">Crear Jocs de Cartes</text:h>
          <text:p text:style-name="P4"/>
          <text:p text:style-name="P7">Si <text:span text:style-name="T2">jugues</text:span> cartes i <text:span text:style-name="T2">t’</text:span>interessa treballar en algun script relacionat amb cartes, construirem un <text:span text:style-name="T2">baralla de cartes</text:span>. Per començar, construirem un mall de cartes estàndard. Necessitem construir <text:span text:style-name="T2">dos</text:span> arrays - un que guardi els números i <text:span text:style-name="T2">altre que guardi les</text:span> figures. Més endavant això aportarà flexibilitat si volem afegir noves <text:span text:style-name="T2">dades</text:span> o tipus de cartes.</text:p>
          <text:p text:style-name="P8"/>
          <text:p text:style-name="P8">Llistat 7. Creació d'un mall de cartes bàsic</text:p>
          <text:p text:style-name="P4"/>
          <text:p text:style-name="P3">$ Suits = array (</text:p>
          <text:p text:style-name="P4"><text:s text:c="4"/><text:span text:style-name="T1">"Piques", "Cors", "Trèvols", "Diamants"</text:span></text:p>
          <text:p text:style-name="P3">);</text:p>
          <text:p text:style-name="P4"><text:s/></text:p>
          <text:p text:style-name="P3">$ Faces = array (</text:p>
          <text:p text:style-name="P4"><text:s text:c="4"/><text:span text:style-name="T1">"Dos", "Tres", "Quatre", "Cinc", "Sis", "Set", "Vuit",</text:span></text:p>
          <text:p text:style-name="P4"><text:s text:c="4"/><text:span text:style-name="T1">"Nou", "Deu", "J", "Q", "K", "As"</text:span></text:p>
          <text:p text:style-name="P3">);</text:p>
          <text:p text:style-name="P4"/>
          <text:p text:style-name="P7"><text:span text:style-name="T2">Ara anem a contruir el mall </text:span>que contingui tots els valors de les cartes. Podem fer això simplement utilitzant un parell de bucles foreach.</text:p>
          <text:p text:style-name="P7"/>
          <text:p text:style-name="P7">Llistat 8. Creació d'un array de mall de cartes</text:p>
          <text:p text:style-name="P4"/>
          <text:p text:style-name="P3">$Deck = array();</text:p>
          <text:p text:style-name="P4"><text:s/></text:p>
          <text:p text:style-name="P3">foreach ($suits <text:span text:style-name="T2">a</text:span>s $suit) {</text:p>
          <text:p text:style-name="P4"><text:s text:c="4"/><text:span text:style-name="T1">foreach ($faces as $face) {</text:span></text:p>
          <text:p text:style-name="P4"><text:s text:c="8"/><text:span text:style-name="T1">$Deck[] = array ( "face" =&gt; $face, "suit" =&gt; $suit);</text:span></text:p>
          <text:p text:style-name="P4"><text:s text:c="4"/><text:span text:style-name="T1">}</text:span></text:p>
          <text:p text:style-name="P3">}</text:p>
          <text:p text:style-name="P4"/>
          <text:p text:style-name="P5">Quan tenim construït l'array de la baralla, fàcilment podem <text:span text:style-name="T2">barallar-lo</text:span> i repartir una carta a l'atzar.</text:p>
          <text:p text:style-name="P6"/>
          <text:p text:style-name="P6">Llistat 9. Remenant el mall i repartint una carta a l'atzar</text:p>
          <text:p text:style-name="P4"/>
          <text:p text:style-name="P3">shuffle($deck);</text:p>
          <text:p text:style-name="P4"><text:s/></text:p>
          <text:p text:style-name="P3">$Card = array_shift ($deck);</text:p>
          <text:p text:style-name="P4"><text:s/></text:p>
          <text:p text:style-name="P3">echo $card['face'].'Of'.$Card['suit'];</text:p>
          <text:p text:style-name="P4"/>
          <text:p text:style-name="P2">Des d'aquí, hi ha poca distància cap a repartir mans d'un mateix nombre establert de cartes. <text:span text:style-name="T2">Implementa un joc de cartes que coneguis amb un mínim de dos jugadors que faci ús d’aquests arrays i mostri qui guanya la partida.</text:span></text:p>
          <text:p text:style-name="P1">Per exemple el Joc de la mona, dos o mes jugadors es reparteixen totes les cartes del mall <text:span text:style-name="T3">excepte la sota de bastos que es queda al mall, </text:span>i van robant una carta al jugador de la dreta, cada cop que agafen una carta si tenen una amb el mateix número es poden descartar de totes dues, perd el jugador que es queda en la sota d’or<text:span text:style-name="T3">s (la mona).</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8:38:55.282653500</meta:creation-date>
    <dc:date>2017-10-23T18:57:42.226133793</dc:date>
    <meta:editing-duration>PT6M56S</meta:editing-duration>
    <meta:editing-cycles>1</meta:editing-cycles>
    <meta:document-statistic meta:table-count="0" meta:image-count="0" meta:object-count="0" meta:page-count="1" meta:paragraph-count="29" meta:word-count="297" meta:character-count="1722" meta:non-whitespace-character-count="1418"/>
    <meta:generator>LibreOffice/5.2.7.2$Linux_X86_64 LibreOffice_project/2b7f1e640c46ceb28adf43ee075a6e8b8439ed10</meta:generator>
  </office:meta>
</office:document-meta>
</file>